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color="#000000"/>
    </style:style>
    <style:style style:name="P3" style:family="paragraph" style:parent-style-name="Text_20_body">
      <style:text-properties fo:color="#000000"/>
    </style:style>
    <style:style style:name="P4" style:family="paragraph" style:parent-style-name="Heading_20_3">
      <style:text-properties fo:color="#000000"/>
    </style:style>
    <style:style style:name="P5" style:family="paragraph" style:parent-style-name="Heading_20_2">
      <style:text-properties fo:color="#000000"/>
    </style:style>
    <style:style style:name="P6" style:family="paragraph" style:parent-style-name="Preformatted_20_Text">
      <style:text-properties fo:color="#000000"/>
    </style:style>
    <style:style style:name="T1" style:family="text">
      <style:text-properties fo:color="#f8f8f2"/>
    </style:style>
    <style:style style:name="T2" style:family="text">
      <style:text-properties fo:color="#f92672"/>
    </style:style>
    <style:style style:name="T3" style:family="text">
      <style:text-properties fo:color="#a6e22e"/>
    </style:style>
    <style:style style:name="T4" style:family="text">
      <style:text-properties fo:color="#66d9ef"/>
    </style:style>
    <style:style style:name="T5" style:family="text">
      <style:text-properties fo:color="#e6db74"/>
    </style:style>
    <style:style style:name="T6" style:family="text">
      <style:text-properties fo:color="#ae81ff"/>
    </style:style>
    <style:style style:name="T7" style:family="text">
      <style:text-properties fo:color="#75715e"/>
    </style:style>
    <style:style style:name="T8"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Syntactic Sugar</text:h>
      <text:p text:style-name="Text_20_body"><text:span text:style-name="T8">As you've been learning with us through the course, you may have noticed we often write code in a particular way only to replace that code style with a shortcut that is more elegant and preferred later on. We introduce the longhand ways of writing things first so you have deep understanding of the underlying concepts. Once you do learn the shortcuts, you also have an appreciation of how expressive of a language Ruby is! There's a </text:span><text:span text:style-name="Emphasis"><text:span text:style-name="T8">method</text:span></text:span><text:span text:style-name="T8"> to the madness.†</text:span></text:p>
      <text:p text:style-name="Text_20_body"><text:span text:style-name="T8">The previous </text:span><text:span text:style-name="Source_20_Text"><text:span text:style-name="T8">attr</text:span></text:span><text:span text:style-name="T8"> methods are a good example of this. The broad name for code or </text:span><text:span text:style-name="Emphasis"><text:span text:style-name="T8">syntax</text:span></text:span><text:span text:style-name="T8"> that is a "shortcut" for other code is "Syntactic Sugar". For example, </text:span><text:span text:style-name="Source_20_Text"><text:span text:style-name="T8">attr_reader</text:span></text:span><text:span text:style-name="T8"> is syntactic sugar for defining a full getter method! We use syntactic sugar to sweeten up our code, making it more readable.</text:span></text:p>
      <text:p text:style-name="P3">Let's explore some syntactic sugar methods we can use in our classes:</text:p>
      <text:h text:style-name="P4" text:outline-level="3">Implementing "operator" Methods</text:h>
      <text:p text:style-name="Text_20_body"><text:span text:style-name="T8">Like we alluded to in previous sections of the course. You can implement </text:span><text:span text:style-name="Source_20_Text"><text:span text:style-name="T8">+</text:span></text:span><text:span text:style-name="T8">, </text:span><text:span text:style-name="Source_20_Text"><text:span text:style-name="T8">==</text:span></text:span><text:span text:style-name="T8">, </text:span><text:span text:style-name="Source_20_Text"><text:span text:style-name="T8">&gt;</text:span></text:span><text:span text:style-name="T8">, etc.. methods on your classes. Let's say we had a </text:span><text:span text:style-name="Source_20_Text"><text:span text:style-name="T8">Person</text:span></text:span><text:span text:style-name="T8"> class and we wanted to implement equality, </text:span><text:span text:style-name="Source_20_Text"><text:span text:style-name="T8">==</text:span></text:span><text:span text:style-name="T8">, on the basis of </text:span><text:span text:style-name="Source_20_Text"><text:span text:style-name="T8">last_name</text:span></text:span><text:span text:style-name="T8">:</text:span></text:p>
      <text:p text:style-name="Preformatted_20_Text"><text:span text:style-name="Source_20_Text"><text:span text:style-name="T8">class Person</text:span></text:span></text:p>
      <text:p text:style-name="Preformatted_20_Text"><text:span text:style-name="Source_20_Text"><text:span text:style-name="T8"><text:s text:c="2"/>attr_reader :first_name, :last_name</text:span></text:span></text:p>
      <text:p text:style-name="P6"/>
      <text:p text:style-name="Preformatted_20_Text"><text:span text:style-name="Source_20_Text"><text:span text:style-name="T8"><text:s text:c="2"/>def initialize(first_name, last_name, age)</text:span></text:span></text:p>
      <text:p text:style-name="Preformatted_20_Text"><text:span text:style-name="Source_20_Text"><text:span text:style-name="T8"><text:s text:c="4"/>@first_name = first_name</text:span></text:span></text:p>
      <text:p text:style-name="Preformatted_20_Text"><text:span text:style-name="Source_20_Text"><text:span text:style-name="T8"><text:s text:c="4"/>@last_name = last_name</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other_person)</text:span></text:span></text:p>
      <text:p text:style-name="Preformatted_20_Text"><text:span text:style-name="Source_20_Text"><text:span text:style-name="T8"><text:s text:c="4"/>self.last_name == other_person.last_nam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6"/>
      <text:p text:style-name="Preformatted_20_Text"><text:span text:style-name="Source_20_Text"><text:span text:style-name="T8">person_1 = Person.new("Jane", "Doe", 20)</text:span></text:span></text:p>
      <text:p text:style-name="Preformatted_20_Text"><text:span text:style-name="Source_20_Text"><text:span text:style-name="T8">person_2 = Person.new("John", "Doe", 18)</text:span></text:span></text:p>
      <text:p text:style-name="Preformatted_20_Text"><text:span text:style-name="Source_20_Text"><text:span text:style-name="T8">person_3 = Person.new("John", "Wayne", 18)</text:span></text:span></text:p>
      <text:p text:style-name="P6"/>
      <text:p text:style-name="Preformatted_20_Text"><text:span text:style-name="Source_20_Text"><text:span text:style-name="T8"># Calling Person#== without any syntactic sugar is awkward:</text:span></text:span></text:p>
      <text:p text:style-name="Preformatted_20_Text"><text:span text:style-name="Source_20_Text"><text:span text:style-name="T8">p person_1.==(person_2) <text:s text:c="4"/># true</text:span></text:span></text:p>
      <text:p text:style-name="P6"/>
      <text:p text:style-name="Preformatted_20_Text"><text:span text:style-name="Source_20_Text"><text:span text:style-name="T8"># With syntactic sugar, it's much more elegant:</text:span></text:span></text:p>
      <text:p text:style-name="Preformatted_20_Text"><text:span text:style-name="Source_20_Text"><text:span text:style-name="T8">p person_1 == person_2 <text:s text:c="5"/># true</text:span></text:span></text:p>
      <text:p text:style-name="P1"><text:span text:style-name="Source_20_Text"><text:span text:style-name="T8">p person_2 == person_3 <text:s text:c="5"/># false</text:span></text:span></text:p>
      <text:p text:style-name="Text_20_body"><text:span text:style-name="T8">As always, if you treat </text:span><text:span text:style-name="Source_20_Text"><text:span text:style-name="T8">Person#==</text:span></text:span><text:span text:style-name="T8"> as a method where "==" is the name, then we can call it with </text:span><text:span text:style-name="Source_20_Text"><text:span text:style-name="T8">person_1.==(person_2)</text:span></text:span><text:span text:style-name="T8">. In this context since </text:span><text:span text:style-name="Source_20_Text"><text:span text:style-name="T8">person_1</text:span></text:span><text:span text:style-name="T8"> is the object calling </text:span><text:span text:style-name="Source_20_Text"><text:span text:style-name="T8">==</text:span></text:span><text:span text:style-name="T8">, </text:span><text:span text:style-name="Source_20_Text"><text:span text:style-name="T8">self</text:span></text:span><text:span text:style-name="T8"> will refer to </text:span><text:span text:style-name="Source_20_Text"><text:span text:style-name="T8">person_1</text:span></text:span><text:span text:style-name="T8"> inside of the method. </text:span><text:span text:style-name="Source_20_Text"><text:span text:style-name="T8">person_2</text:span></text:span><text:span text:style-name="T8"> is obviously the </text:span><text:span text:style-name="Source_20_Text"><text:span text:style-name="T8">other_person</text:span></text:span><text:span text:style-name="T8"> argument since it is being passed as an arg within the parens. Syntactic sugar comes in when we drop the </text:span><text:span text:style-name="Source_20_Text"><text:span text:style-name="T8">.</text:span></text:span><text:span text:style-name="T8"> and </text:span><text:span text:style-name="Source_20_Text"><text:span text:style-name="T8">()</text:span></text:span><text:span text:style-name="T8">. The resulting calls are much cleaner!</text:span></text:p>
      <text:p text:style-name="Text_20_body"><text:soft-page-break/><text:span text:style-name="T8">For these methods like </text:span><text:span text:style-name="Source_20_Text"><text:span text:style-name="T8">==</text:span></text:span><text:span text:style-name="T8">, </text:span><text:span text:style-name="Source_20_Text"><text:span text:style-name="T8">+</text:span></text:span><text:span text:style-name="T8">, </text:span><text:span text:style-name="Source_20_Text"><text:span text:style-name="T8">&gt;</text:span></text:span><text:span text:style-name="T8">, etc. you can typically identify the object to the left as what </text:span><text:span text:style-name="Source_20_Text"><text:span text:style-name="T8">self</text:span></text:span><text:span text:style-name="T8"> will refer to within the method. The argument will be the object to the right. This is exactly the case in our </text:span><text:span text:style-name="Source_20_Text"><text:span text:style-name="T8">Person#==</text:span></text:span><text:span text:style-name="T8"> method.</text:span></text:p>
      <text:h text:style-name="Heading_20_3" text:outline-level="3"><text:span text:style-name="T8">Implementing #</text:span><text:a xlink:type="simple" xlink:href="https://open.appacademy.io/learn/full-stack-online/full-stack-online-software-engineering-foundations/fea15b95-6ce8-4f93-ba47-793505ae82e3" office:target-frame-name="_blank" xlink:show="new" text:style-name="Internet_20_link" text:visited-style-name="Visited_20_Internet_20_Link"> </text:a></text:h>
      <text:p text:style-name="Text_20_body"><text:span text:style-name="T8">Let's explore how to implement a custom </text:span><text:span text:style-name="Source_20_Text"><text:span text:style-name="T8">#[]</text:span></text:span><text:span text:style-name="T8"> method on our classes. We often use this method to index an </text:span><text:span text:style-name="Source_20_Text"><text:span text:style-name="T8">Array</text:span></text:span><text:span text:style-name="T8"> or key a </text:span><text:span text:style-name="Source_20_Text"><text:span text:style-name="T8">Hash</text:span></text:span><text:span text:style-name="T8">.</text:span></text:p>
      <text:p text:style-name="Text_20_body"><text:span text:style-name="T8">Say we wanted to have a </text:span><text:span text:style-name="Source_20_Text"><text:span text:style-name="T8">Queue#[]</text:span></text:span><text:span text:style-name="T8"> method to return the element at the given position in the </text:span><text:span text:style-name="Source_20_Text"><text:span text:style-name="T8">@line</text:span></text:span><text:span text:style-name="T8">. Like we explored in our abstraction and encapsulation lesson, we want to avoid giving direct access to the </text:span><text:span text:style-name="Source_20_Text"><text:span text:style-name="T8">@line</text:span></text:span><text:span text:style-name="T8"> array.</text:span></text:p>
      <text:p text:style-name="Preformatted_20_Text"><text:span text:style-name="Source_20_Text"><text:span text:style-name="T8">class Queue</text:span></text:span></text:p>
      <text:p text:style-name="Preformatted_20_Text"><text:span text:style-name="Source_20_Text"><text:span text:style-name="T8"><text:s text:c="2"/>def initialize</text:span></text:span></text:p>
      <text:p text:style-name="Preformatted_20_Text"><text:span text:style-name="Source_20_Text"><text:span text:style-name="T8"><text:s text:c="4"/>@line = []</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position)</text:span></text:span></text:p>
      <text:p text:style-name="Preformatted_20_Text"><text:span text:style-name="Source_20_Text"><text:span text:style-name="T8"><text:s text:c="4"/>@line[position]</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add(ele)</text:span></text:span></text:p>
      <text:p text:style-name="Preformatted_20_Text"><text:span text:style-name="Source_20_Text"><text:span text:style-name="T8"><text:s text:c="4"/>@line &lt;&lt; ele # add ele to back of line</text:span></text:span></text:p>
      <text:p text:style-name="Preformatted_20_Text"><text:span text:style-name="Source_20_Text"><text:span text:style-name="T8"><text:s text:c="4"/>nil</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remove</text:span></text:span></text:p>
      <text:p text:style-name="Preformatted_20_Text"><text:span text:style-name="Source_20_Text"><text:span text:style-name="T8"><text:s text:c="4"/>@line.shift <text:s/># remove front ele of lin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6"/>
      <text:p text:style-name="Preformatted_20_Text"><text:span text:style-name="Source_20_Text"><text:span text:style-name="T8">grocery_checkout = Queue.new</text:span></text:span></text:p>
      <text:p text:style-name="Preformatted_20_Text"><text:span text:style-name="Source_20_Text"><text:span text:style-name="T8">grocery_checkout.add("Alan")</text:span></text:span></text:p>
      <text:p text:style-name="Preformatted_20_Text"><text:span text:style-name="Source_20_Text"><text:span text:style-name="T8">grocery_checkout.add("Alonzo")</text:span></text:span></text:p>
      <text:p text:style-name="P6"/>
      <text:p text:style-name="Preformatted_20_Text"><text:span text:style-name="Source_20_Text"><text:span text:style-name="T8"># Calling Queue#[] without any syntactic sugar is ugly:</text:span></text:span></text:p>
      <text:p text:style-name="Preformatted_20_Text"><text:span text:style-name="Source_20_Text"><text:span text:style-name="T8">grocery_checkout.[](0) <text:s text:c="9"/># "Alan"</text:span></text:span></text:p>
      <text:p text:style-name="Preformatted_20_Text"><text:span text:style-name="Source_20_Text"><text:span text:style-name="T8">grocery_checkout.[](1) <text:s text:c="9"/># "Alonzo"</text:span></text:span></text:p>
      <text:p text:style-name="P6"/>
      <text:p text:style-name="Preformatted_20_Text"><text:span text:style-name="Source_20_Text"><text:span text:style-name="T8"># With syntactic sugar, it's waaaaay better:</text:span></text:span></text:p>
      <text:p text:style-name="Preformatted_20_Text"><text:span text:style-name="Source_20_Text"><text:span text:style-name="T8">grocery_checkout[0] <text:s text:c="12"/># "Alan"</text:span></text:span></text:p>
      <text:p text:style-name="P1"><text:span text:style-name="Source_20_Text"><text:span text:style-name="T8">grocery_checkout[1] <text:s text:c="12"/># "Alonzo"</text:span></text:span></text:p>
      <text:p text:style-name="Text_20_body"><text:span text:style-name="T8">Notice that the syntactic sugar when calling the </text:span><text:span text:style-name="Source_20_Text"><text:span text:style-name="T8">#[]</text:span></text:span><text:span text:style-name="T8"> method is more involved than the previous examples. </text:span><text:span text:style-name="Source_20_Text"><text:span text:style-name="T8">grocery_checkout.[](1)</text:span></text:span><text:span text:style-name="T8"> is equivalent to </text:span><text:span text:style-name="Source_20_Text"><text:span text:style-name="T8">grocery_checkout[1]</text:span></text:span><text:span text:style-name="T8">. Using the syntactic sugar, we can put a number between the square brackets and it will be interpreted as the first arg to the </text:span><text:span text:style-name="Source_20_Text"><text:span text:style-name="T8">#[]</text:span></text:span><text:span text:style-name="T8"> method.</text:span></text:p>
      <text:h text:style-name="P4" text:outline-level="3"><text:soft-page-break/>Implementing #[]=</text:h>
      <text:p text:style-name="Text_20_body"><text:span text:style-name="T8">Building off of the </text:span><text:span text:style-name="Source_20_Text"><text:span text:style-name="T8">#[]</text:span></text:span><text:span text:style-name="T8"> method what if I wanted the ability to assign to a specified position by implementing a </text:span><text:span text:style-name="Source_20_Text"><text:span text:style-name="T8">#[]=</text:span></text:span><text:span text:style-name="T8"> method? Let's take a look at how we can define this special setter:</text:span></text:p>
      <text:p text:style-name="Preformatted_20_Text"><text:span text:style-name="Source_20_Text"><text:span text:style-name="T8">class Queue</text:span></text:span></text:p>
      <text:p text:style-name="Preformatted_20_Text"><text:span text:style-name="Source_20_Text"><text:span text:style-name="T8"><text:s text:c="2"/>def initialize</text:span></text:span></text:p>
      <text:p text:style-name="Preformatted_20_Text"><text:span text:style-name="Source_20_Text"><text:span text:style-name="T8"><text:s text:c="4"/>@line = []</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position)</text:span></text:span></text:p>
      <text:p text:style-name="Preformatted_20_Text"><text:span text:style-name="Source_20_Text"><text:span text:style-name="T8"><text:s text:c="4"/>@line[position]</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position, ele)</text:span></text:span></text:p>
      <text:p text:style-name="Preformatted_20_Text"><text:span text:style-name="Source_20_Text"><text:span text:style-name="T8"><text:s text:c="4"/>@line[position] = ele</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add(ele)</text:span></text:span></text:p>
      <text:p text:style-name="Preformatted_20_Text"><text:span text:style-name="Source_20_Text"><text:span text:style-name="T8"><text:s text:c="4"/>@line &lt;&lt; ele # add ele to back of line</text:span></text:span></text:p>
      <text:p text:style-name="Preformatted_20_Text"><text:span text:style-name="Source_20_Text"><text:span text:style-name="T8"><text:s text:c="4"/>nil</text:span></text:span></text:p>
      <text:p text:style-name="Preformatted_20_Text"><text:span text:style-name="Source_20_Text"><text:span text:style-name="T8"><text:s text:c="2"/>end</text:span></text:span></text:p>
      <text:p text:style-name="P6"/>
      <text:p text:style-name="Preformatted_20_Text"><text:span text:style-name="Source_20_Text"><text:span text:style-name="T8"><text:s text:c="2"/>def remove</text:span></text:span></text:p>
      <text:p text:style-name="Preformatted_20_Text"><text:span text:style-name="Source_20_Text"><text:span text:style-name="T8"><text:s text:c="4"/>@line.shift <text:s/># remove front ele of lin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6"/>
      <text:p text:style-name="Preformatted_20_Text"><text:span text:style-name="Source_20_Text"><text:span text:style-name="T8">grocery_checkout = Queue.new</text:span></text:span></text:p>
      <text:p text:style-name="Preformatted_20_Text"><text:span text:style-name="Source_20_Text"><text:span text:style-name="T8">grocery_checkout.add("Alan")</text:span></text:span></text:p>
      <text:p text:style-name="Preformatted_20_Text"><text:span text:style-name="Source_20_Text"><text:span text:style-name="T8">grocery_checkout.add("Alonzo")</text:span></text:span></text:p>
      <text:p text:style-name="P6"/>
      <text:p text:style-name="Preformatted_20_Text"><text:span text:style-name="Source_20_Text"><text:span text:style-name="T8"># Let's call Queue#[]= without syntactic sugar:</text:span></text:span></text:p>
      <text:p text:style-name="Preformatted_20_Text"><text:span text:style-name="Source_20_Text"><text:span text:style-name="T8">grocery_checkout.[]=(0, "Grace")</text:span></text:span></text:p>
      <text:p text:style-name="Preformatted_20_Text"><text:span text:style-name="Source_20_Text"><text:span text:style-name="T8">p grocery_checkout <text:s text:c="3"/>#&lt;Queue:0x007fe7a7a29ec8 @line=["Grace", "Alonzo"]&gt;</text:span></text:span></text:p>
      <text:p text:style-name="P6"/>
      <text:p text:style-name="Preformatted_20_Text"><text:span text:style-name="Source_20_Text"><text:span text:style-name="T8"># Let's call Queue#[]= again, but with syntactic sugar:</text:span></text:span></text:p>
      <text:p text:style-name="Preformatted_20_Text"><text:span text:style-name="Source_20_Text"><text:span text:style-name="T8">grocery_checkout[1] = "Grace"</text:span></text:span></text:p>
      <text:p text:style-name="P1"><text:span text:style-name="Source_20_Text"><text:span text:style-name="T8">p grocery_checkout <text:s text:c="3"/>#&lt;Queue:0x007fe7a7a29ec8 @line=["Grace", "Grace"]&gt;</text:span></text:span></text:p>
      <text:p text:style-name="Text_20_body"><text:span text:style-name="T8">From the above we see that </text:span><text:span text:style-name="Source_20_Text"><text:span text:style-name="T8">grocery_checkout.[]=(0, "Grace")</text:span></text:span><text:span text:style-name="T8"> is equivalent to </text:span><text:span text:style-name="Source_20_Text"><text:span text:style-name="T8">grocery_checkout[0] = "Grace"</text:span></text:span><text:span text:style-name="T8">. Looking at how we defined the </text:span><text:span text:style-name="Source_20_Text"><text:span text:style-name="T8">[]=</text:span></text:span><text:span text:style-name="T8"> method, we can gather that when we use the syntactic sugar for calling </text:span><text:span text:style-name="Source_20_Text"><text:span text:style-name="T8">[]=</text:span></text:span><text:span text:style-name="T8">, the data that we put between the brackets will be the first argument, and what comes after the equal sign will be the second argument to our method</text:span></text:p>
      <text:p text:style-name="P3">† pun intend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1:27:54.977269830</meta:creation-date>
    <dc:date>2019-07-31T22:11:25.997618467</dc:date>
    <meta:editing-duration>PT26S</meta:editing-duration>
    <meta:editing-cycles>2</meta:editing-cycles>
    <meta:generator>LibreOffice/5.1.6.2$Linux_X86_64 LibreOffice_project/10m0$Build-2</meta:generator>
    <meta:document-statistic meta:table-count="0" meta:image-count="0" meta:object-count="0" meta:page-count="3" meta:paragraph-count="86" meta:word-count="749" meta:character-count="4771" meta:non-whitespace-character-count="3937"/>
  </office:meta>
</office:document-meta>
</file>